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360000004A30263C5DB1AE7E44.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er">
      <style:text-properties fo:font-style="italic" officeooo:rsid="006670ad" officeooo:paragraph-rsid="006670ad" style:font-style-asian="italic" style:font-style-complex="italic"/>
    </style:style>
    <style:style style:name="P2" style:family="paragraph" style:parent-style-name="Footer">
      <style:paragraph-properties fo:text-align="end" style:justify-single-word="false"/>
    </style:style>
    <style:style style:name="P3" style:family="paragraph" style:parent-style-name="Text_20_body">
      <style:paragraph-properties fo:padding="0.049cm" fo:border="0.06pt solid #d9d9e3"/>
    </style:style>
    <style:style style:name="P4" style:family="paragraph" style:parent-style-name="Header">
      <style:text-properties fo:font-style="italic" officeooo:rsid="0013b35d" officeooo:paragraph-rsid="001867df" style:font-style-asian="italic" style:font-style-complex="italic"/>
    </style:style>
    <style:style style:name="P5" style:family="paragraph" style:parent-style-name="Text_20_body">
      <style:paragraph-properties fo:padding="0.049cm" fo:border="0.06pt solid #d9d9e3"/>
    </style:style>
    <style:style style:name="T1" style:family="text">
      <style:text-properties officeooo:rsid="007b3e03"/>
    </style:style>
    <style:style style:name="T2" style:family="text">
      <style:text-properties loext:padding="0.049cm" loext:border="0.06pt solid #d9d9e3"/>
    </style:style>
    <style:style style:name="T3" style:family="text">
      <style:text-properties officeooo:rsid="0085681b"/>
    </style:style>
    <style:style style:name="T4" style:family="text">
      <style:text-properties officeooo:rsid="008e150d"/>
    </style:style>
    <style:style style:name="T5" style:family="text">
      <style:text-properties officeooo:rsid="00a21e31"/>
    </style:style>
    <style:style style:name="T6" style:family="text">
      <style:text-properties officeooo:rsid="00aa3872"/>
    </style:style>
    <style:style style:name="T7" style:family="text">
      <style:text-properties officeooo:rsid="00aee3f2"/>
    </style:style>
    <style:style style:name="T8" style:family="text">
      <style:text-properties officeooo:rsid="00b35f1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ext:span text:style-name="T2">Pregunta 1:</text:span></text:span> ¿Qué es un troyano (Trojan) en el contexto de la seguridad informática?</text:p>
      <text:p text:style-name="P3"><text:span text:style-name="Strong_20_Emphasis"><text:span text:style-name="T2">Respuesta 1:</text:span></text:span> Un troyano es un tipo de malware que se presenta como un programa legítimo pero que en realidad realiza acciones maliciosas en el sistema sin el conocimiento del usuario.</text:p>
      <text:p text:style-name="P3"><text:span text:style-name="Strong_20_Emphasis"><text:span text:style-name="T2">Pregunta 2:</text:span></text:span> ¿Qué es un virus informático (Virus) y cómo se propaga?</text:p>
      <text:p text:style-name="P3"><text:span text:style-name="Strong_20_Emphasis"><text:span text:style-name="T2">Respuesta 2:</text:span></text:span> Un virus informático es un programa malicioso que se adjunta a archivos legítimos y se propaga cuando esos archivos se ejecutan. Puede infectar otros archivos y sistemas.</text:p>
      <text:p text:style-name="P3"><text:span text:style-name="Strong_20_Emphasis"><text:span text:style-name="T2">Pregunta 3:</text:span></text:span> ¿Qué es un rootkit y cuál es su objetivo principal?</text:p>
      <text:p text:style-name="P3"><text:span text:style-name="Strong_20_Emphasis"><text:span text:style-name="T2">Respuesta 3:</text:span></text:span> Un rootkit es un tipo de malware diseñado para ocultar la presencia de otros malware en un sistema. Su objetivo es mantener un acceso no autorizado y persistente al sistema.</text:p>
      <text:p text:style-name="P3"><text:span text:style-name="Strong_20_Emphasis"><text:span text:style-name="T2">Pregunta 4:</text:span></text:span> ¿Qué es un keylogger y cómo puede afectar la seguridad?</text:p>
      <text:p text:style-name="P3"><text:span text:style-name="Strong_20_Emphasis"><text:span text:style-name="T2">Respuesta 4:</text:span></text:span> Un keylogger es un programa que registra las pulsaciones de teclas del usuario de forma secreta. Puede utilizarse para robar contraseñas y otra información confidencial.</text:p>
      <text:p text:style-name="P3"><text:span text:style-name="Strong_20_Emphasis"><text:span text:style-name="T2">Pregunta 5:</text:span></text:span> ¿Qué significa DoS y DDoS en el contexto de las amenazas de seguridad?</text:p>
      <text:p text:style-name="P3"><text:span text:style-name="Strong_20_Emphasis"><text:span text:style-name="T2">Respuesta 5:</text:span></text:span> DoS (Denegación de Servicio) es un ataque que busca inundar un sistema o red con tráfico para hacerlo inaccesible. DDoS (Ataque Distribuido de Denegación de Servicio) involucra múltiples dispositivos que coordinadamente realizan un ataque DoS.</text:p>
      <text:p text:style-name="P3"><text:span text:style-name="Strong_20_Emphasis"><text:span text:style-name="T2">Pregunta 6:</text:span></text:span> ¿En qué consiste un ataque "Man in the Middle" (Hombre en el Medio) y cuál es su objetivo?</text:p>
      <text:p text:style-name="P3"><text:span text:style-name="Strong_20_Emphasis"><text:span text:style-name="T2">Respuesta 6:</text:span></text:span> Un ataque Man in the Middle implica que un atacante intercepta y manipula las comunicaciones entre dos partes, lo que le permite espiar o alterar la información transmitida.</text:p>
      <text:p text:style-name="P3"><text:span text:style-name="Strong_20_Emphasis"><text:span text:style-name="T2">Pregunta 7:</text:span></text:span> ¿Qué son ARP y NDP forgery y cómo se utilizan en ataques?</text:p>
      <text:p text:style-name="P3"><text:span text:style-name="Strong_20_Emphasis"><text:span text:style-name="T2">Respuesta 7:</text:span></text:span> ARP y NDP forgery son ataques en los que un atacante falsifica direcciones MAC (ARP) o direcciones IP (NDP) para redirigir tráfico de red hacia sí mismo y realizar ataques como interceptación.</text:p>
      <text:p text:style-name="P3"><text:span text:style-name="Strong_20_Emphasis"><text:span text:style-name="T2">Pregunta 8:</text:span></text:span> ¿Qué son los Rogue Access Points, Routers y DHCP servers y cómo pueden representar una amenaza?</text:p>
      <text:p text:style-name="P3"><text:span text:style-name="Strong_20_Emphasis"><text:span text:style-name="T2">Respuesta 8:</text:span></text:span> Estos dispositivos falsos pueden configurarse para atraer a usuarios y robar información o realizar ataques. Pueden utilizarse para realizar ataques de intermediario (Man in the Middle).</text:p>
      <text:p text:style-name="P3"><text:span text:style-name="Strong_20_Emphasis"><text:span text:style-name="T2">Pregunta 9:</text:span></text:span> ¿En qué consiste la suplantación de direcciones en la capa de enlace (Link layer address) y la suplantación de direcciones IP?</text:p>
      <text:p text:style-name="P3"><text:soft-page-break/><text:span text:style-name="Strong_20_Emphasis"><text:span text:style-name="T2">Respuesta 9:</text:span></text:span> La suplantación de direcciones en la capa de enlace implica falsificar la dirección MAC, mientras que la suplantación de direcciones IP implica falsificar la dirección IP. Ambos pueden utilizarse en ataques de intermediario.</text:p>
      <text:p text:style-name="P3"><text:span text:style-name="Strong_20_Emphasis"><text:span text:style-name="T2">Pregunta 10:</text:span></text:span> ¿Qué es un desbordamiento de búfer (Buffer Overflow) y cuál es el riesgo asociado?</text:p>
      <text:p text:style-name="P3"><text:span text:style-name="Strong_20_Emphasis"><text:span text:style-name="T2">Respuesta 10:</text:span></text:span> Un desbordamiento de búfer ocurre cuando un programa escribe más datos en un búfer de lo que puede manejar, lo que puede resultar en la ejecución de código malicioso y la posible toma de control del sistema.</text:p>
      <text:p text:style-name="P3"><text:span text:style-name="Strong_20_Emphasis"><text:span text:style-name="T2">Pregunta 11:</text:span></text:span> ¿En qué consisten las inyecciones SQL (SQL Injection) y las inyecciones de código (Code Injection)?</text:p>
      <text:p text:style-name="P3"><text:span text:style-name="Strong_20_Emphasis"><text:span text:style-name="T2">Respuesta 11:</text:span></text:span> Las inyecciones SQL involucran la inserción de comandos SQL maliciosos en una aplicación web para acceder o manipular la base de datos. Las inyecciones de código implican la ejecución de código malicioso en una aplicación.</text:p>
      <text:p text:style-name="P3"><text:span text:style-name="Strong_20_Emphasis"><text:span text:style-name="T2">Pregunta 12:</text:span></text:span> ¿Qué es el Cross-Site Scripting (XSS) y cuál es su impacto?</text:p>
      <text:p text:style-name="P3"><text:span text:style-name="Strong_20_Emphasis"><text:span text:style-name="T2">Respuesta 12:</text:span></text:span> XSS es un ataque en el que un atacante inyecta código JavaScript malicioso en una página web visitada por otros usuarios. Puede robar datos o realizar acciones en nombre del usuario.</text:p>
      <text:p text:style-name="P3"><text:span text:style-name="Strong_20_Emphasis"><text:span text:style-name="T2">Pregunta 13:</text:span></text:span> ¿En qué consiste el Cross-Site Request Forgery (CSRF) y cuál es su objetivo?</text:p>
      <text:p text:style-name="P3"><text:span text:style-name="Strong_20_Emphasis"><text:span text:style-name="T2">Respuesta 13:</text:span></text:span> CSRF es un ataque en el que un atacante engaña al usuario para que realice acciones no deseadas en un sitio web en el que el usuario está autenticado, sin su conocimiento o consentimiento.</text:p>
      <text:p text:style-name="P3"><text:span text:style-name="Strong_20_Emphasis"><text:span text:style-name="T2">Pregunta 14:</text:span></text:span> ¿Qué es la escalada de privilegios (Privilege Escalation) y cómo puede ser explotada?</text:p>
      <text:p text:style-name="P3"><text:span text:style-name="Strong_20_Emphasis"><text:span text:style-name="T2">Respuesta 14:</text:span></text:span> La escalada de privilegios implica obtener un nivel de acceso superior en un sistema o aplicación de lo que se debería tener. Puede ser explotada para obtener control total del sistema.</text:p>
      <text:p text:style-name="P3"><text:span text:style-name="Strong_20_Emphasis"><text:span text:style-name="T2">Pregunta 15:</text:span></text:span> ¿En qué consiste un ataque de fuerza bruta (Brute Force) y cuál es su objetivo?</text:p>
      <text:p text:style-name="P3"><text:span text:style-name="Strong_20_Emphasis"><text:span text:style-name="T2">Respuesta 15:</text:span></text:span> Un ataque de fuerza bruta implica probar todas las combinaciones posibles de contraseñas hasta encontrar la correcta. Su objetivo es obtener acceso no autorizado a cuentas o sistemas.</text:p>
      <text:p text:style-name="P3"><text:span text:style-name="Strong_20_Emphasis"><text:span text:style-name="T2">Pregunta 16:</text:span></text:span> ¿Qué son las tablas rainbow (Rainbow Tables) y cómo se utilizan en ataques de seguridad?</text:p>
      <text:p text:style-name="P3"><text:soft-page-break/><text:span text:style-name="Strong_20_Emphasis"><text:span text:style-name="T2">Respuesta 16:</text:span></text:span> Las tablas rainbow son bases de datos precalculadas de contraseñas y sus valores hash correspondientes. Se utilizan en ataques de fuerza bruta para buscar contraseñas en función de su hash.</text:p>
      <text:p text:style-name="P3"><text:span text:style-name="Strong_20_Emphasis"><text:span text:style-name="T2">Pregunta 17:</text:span></text:span> ¿Qué es el phishing y cómo funciona?</text:p>
      <text:p text:style-name="P3"><text:span text:style-name="Strong_20_Emphasis"><text:span text:style-name="T2">Respuesta 17:</text:span></text:span> El phishing es un ataque en el que un atacante se hace pasar por una entidad legítima para engañar a las víctimas y obtener información confidencial, como contraseñas o números de tarjeta de crédito.</text:p>
      <text:p text:style-name="P3"><text:span text:style-name="Strong_20_Emphasis"><text:span text:style-name="T2">Pregunta 18:</text:span></text:span> ¿Qué es la ingeniería social (Social Engineering) y cuál es su enfoque?</text:p>
      <text:p text:style-name="P3"><text:span text:style-name="Strong_20_Emphasis"><text:span text:style-name="T2">Respuesta 18:</text:span></text:span> La ingeniería social es un enfoque en el que un atacante manipula a las personas para obtener información confidencial o acceso a sistemas, a menudo explotando la confianza o la falta de conocimiento.</text:p>
      <text:p text:style-name="P3"><text:span text:style-name="Strong_20_Emphasis"><text:span text:style-name="T2">Pregunta 19:</text:span></text:span> ¿Cómo pueden las organizaciones protegerse contra estas amenazas comunes de seguridad?</text:p>
      <text:p text:style-name="P3"><text:span text:style-name="Strong_20_Emphasis"><text:span text:style-name="T2">Respuesta 19:</text:span></text:span> Las organizaciones pueden implementar medidas de seguridad como firewalls, antivirus, actualizaciones regulares de software, capacitación en seguridad y políticas de acceso seguro.</text:p>
      <text:p text:style-name="P3"><text:span text:style-name="Strong_20_Emphasis"><text:span text:style-name="T2">Pregunta 20:</text:span></text:span> ¿Qué papel desempeña la concienciación y la formación de los usuarios en la mitigación de estas amenazas?</text:p>
      <text:p text:style-name="P3"><text:span text:style-name="Strong_20_Emphasis"><text:span text:style-name="T2">Respuesta 20:</text:span></text:span> La concienciación y la formación de los usuarios son fundamentales para que reconozcan y eviten amenazas de seguridad como el phishing y la ingeniería social, contribuyendo así a la seguridad de la organización.</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06670ad" officeooo:paragraph-rsid="006670ad" style:font-style-asian="italic" style:font-style-complex="italic"/>
    </style:style>
    <style:style style:name="MP2" style:family="paragraph" style:parent-style-name="Header">
      <style:text-properties fo:font-style="italic" officeooo:rsid="0013b35d" officeooo:paragraph-rsid="001867df" style:font-style-asian="italic" style:font-style-complex="italic"/>
    </style:style>
    <style:style style:name="MP3" style:family="paragraph" style:parent-style-name="Footer">
      <style:paragraph-properties fo:text-align="end" style:justify-single-word="false"/>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2" text:anchor-type="char" svg:x="11.88cm" svg:y="-0.66cm" svg:width="5.054cm" svg:height="1.207cm" draw:z-index="2"><draw:image xlink:href="Pictures/10000001000001360000004A30263C5DB1AE7E44.png" xlink:type="simple" xlink:show="embed" xlink:actuate="onLoad" draw:mime-type="image/png"/></draw:frame>Evaluación de amenazas y vulnerabilidades </text:p>
        <text:p text:style-name="MP2">Common Security Vulnerabilities and Threats <text:s text:c="6"/></text:p>
      </style:header>
      <style:footer>
        <text:p text:style-name="MP3"><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0:04:41.848317391</meta:creation-date>
    <dc:date>2023-09-06T18:24:13.000585935</dc:date>
    <meta:editing-duration>PT11H12M18S</meta:editing-duration>
    <meta:editing-cycles>164</meta:editing-cycles>
    <meta:generator>LibreOffice/7.4.1.2$Linux_X86_64 LibreOffice_project/3c58a8f3a960df8bc8fd77b461821e42c061c5f0</meta:generator>
    <meta:document-statistic meta:table-count="0" meta:image-count="1" meta:object-count="0" meta:page-count="3" meta:paragraph-count="43" meta:word-count="969" meta:character-count="5997" meta:non-whitespace-character-count="5063"/>
  </office:meta>
</office:document-meta>
</file>